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2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3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4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6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8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7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8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0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weight="normal" officeooo:rsid="0e2ab47c" style:font-weight-asian="normal" style:font-weight-complex="normal"/>
    </style:style>
    <style:style style:name="T88" style:family="text">
      <style:text-properties fo:font-weight="normal" officeooo:rsid="0f1b8d80" style:font-weight-asian="normal" style:font-weight-complex="normal"/>
    </style:style>
    <style:style style:name="T89" style:family="text">
      <style:text-properties fo:font-weight="normal" officeooo:rsid="0f1f655b" style:font-weight-asian="normal" style:font-weight-complex="normal"/>
    </style:style>
    <style:style style:name="T90" style:family="text">
      <style:text-properties fo:font-weight="normal" officeooo:rsid="0fa5df7e" style:font-weight-asian="normal" style:font-weight-complex="normal"/>
    </style:style>
    <style:style style:name="T91" style:family="text">
      <style:text-properties fo:font-weight="normal" officeooo:rsid="0fa7c82e" style:font-weight-asian="normal" style:font-weight-complex="normal"/>
    </style:style>
    <style:style style:name="T92" style:family="text">
      <style:text-properties fo:font-weight="normal" officeooo:rsid="0fa952f8" style:font-weight-asian="normal" style:font-weight-complex="normal"/>
    </style:style>
    <style:style style:name="T93" style:family="text">
      <style:text-properties fo:font-weight="normal" officeooo:rsid="0faa624f" style:font-weight-asian="normal" style:font-weight-complex="normal"/>
    </style:style>
    <style:style style:name="T94" style:family="text">
      <style:text-properties fo:font-weight="normal" officeooo:rsid="0faa64b4" style:font-weight-asian="normal" style:font-weight-complex="normal"/>
    </style:style>
    <style:style style:name="T95" style:family="text">
      <style:text-properties fo:font-weight="normal" officeooo:rsid="0fabb1ff" style:font-weight-asian="normal" style:font-weight-complex="normal"/>
    </style:style>
    <style:style style:name="T96" style:family="text">
      <style:text-properties fo:font-weight="normal" officeooo:rsid="0fad2269" style:font-weight-asian="normal" style:font-weight-complex="normal"/>
    </style:style>
    <style:style style:name="T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f9bdaa9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83c8ada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97a15a6" style:font-style-asian="italic" style:font-style-complex="italic"/>
    </style:style>
    <style:style style:name="T106" style:family="text">
      <style:text-properties fo:font-style="italic" officeooo:rsid="0b8ddee7" style:font-style-asian="italic" style:font-style-complex="italic"/>
    </style:style>
    <style:style style:name="T107" style:family="text">
      <style:text-properties fo:font-style="italic" officeooo:rsid="0716bceb" style:font-style-asian="italic" style:font-style-complex="italic"/>
    </style:style>
    <style:style style:name="T108" style:family="text">
      <style:text-properties fo:font-style="italic" officeooo:rsid="083c8ada" style:font-style-asian="italic" style:font-style-complex="italic"/>
    </style:style>
    <style:style style:name="T109" style:family="text">
      <style:text-properties fo:font-style="italic" officeooo:rsid="0ce6ed8d" style:font-style-asian="italic" style:font-style-complex="italic"/>
    </style:style>
    <style:style style:name="T110" style:family="text">
      <style:text-properties fo:font-style="italic" officeooo:rsid="08388490" style:font-style-asian="italic" style:font-style-complex="italic"/>
    </style:style>
    <style:style style:name="T111" style:family="text">
      <style:text-properties fo:font-style="italic" officeooo:rsid="0f9bdaa9" style:font-style-asian="italic" style:font-style-complex="italic"/>
    </style:style>
    <style:style style:name="T112" style:family="text">
      <style:text-properties fo:font-style="italic" officeooo:rsid="0fa31b40" style:font-style-asian="italic" style:font-style-complex="italic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716bceb" style:font-style-asian="normal" style:font-style-complex="normal"/>
    </style:style>
    <style:style style:name="T115" style:family="text">
      <style:text-properties fo:font-style="normal" officeooo:rsid="0b3d8491" style:font-style-asian="normal" style:font-style-complex="normal"/>
    </style:style>
    <style:style style:name="T116" style:family="text">
      <style:text-properties fo:font-style="normal" officeooo:rsid="071c4ff5" style:font-style-asian="normal" style:font-style-complex="normal"/>
    </style:style>
    <style:style style:name="T117" style:family="text">
      <style:text-properties fo:font-style="normal" officeooo:rsid="08388490" style:font-style-asian="normal" style:font-style-complex="normal"/>
    </style:style>
    <style:style style:name="T1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officeooo:rsid="0c5924ef" style:font-style-asian="normal" style:font-style-complex="normal"/>
    </style:style>
    <style:style style:name="T182" style:family="text">
      <style:text-properties fo:font-style="normal" style:text-underline-style="none" officeooo:rsid="0f72ca9d" style:font-style-asian="normal" style:font-style-complex="normal"/>
    </style:style>
    <style:style style:name="T183" style:family="text">
      <style:text-properties fo:font-style="normal" style:text-underline-style="none" officeooo:rsid="0755d39c" style:font-style-asian="normal" style:font-style-complex="normal"/>
    </style:style>
    <style:style style:name="T184" style:family="text">
      <style:text-properties fo:font-style="normal" style:text-underline-style="none" officeooo:rsid="0f96564e" style:font-style-asian="normal" style:font-style-complex="normal"/>
    </style:style>
    <style:style style:name="T185" style:family="text">
      <style:text-properties fo:font-style="normal" style:text-underline-style="none" officeooo:rsid="0f97bc0f" style:font-style-asian="normal" style:font-style-complex="normal"/>
    </style:style>
    <style:style style:name="T186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87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88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9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90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weight="normal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22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23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24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25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26" style:family="text">
      <style:text-properties fo:font-size="9pt" style:font-size-asian="9pt" style:font-size-complex="9pt"/>
    </style:style>
    <style:style style:name="T227" style:family="text">
      <style:text-properties fo:font-size="9pt" officeooo:rsid="0716bceb" style:font-size-asian="9pt" style:font-size-complex="9pt"/>
    </style:style>
    <style:style style:name="T228" style:family="text">
      <style:text-properties fo:font-size="9pt" officeooo:rsid="071b3c17" style:font-size-asian="9pt" style:font-size-complex="9pt"/>
    </style:style>
    <style:style style:name="T229" style:family="text">
      <style:text-properties fo:font-size="9pt" officeooo:rsid="071c4ff5" style:font-size-asian="9pt" style:font-size-complex="9pt"/>
    </style:style>
    <style:style style:name="T230" style:family="text">
      <style:text-properties fo:font-size="9pt" officeooo:rsid="082e99d0" style:font-size-asian="9pt" style:font-size-complex="9pt"/>
    </style:style>
    <style:style style:name="T231" style:family="text">
      <style:text-properties fo:font-size="9pt" officeooo:rsid="0b49f672" style:font-size-asian="9pt" style:font-size-complex="9pt"/>
    </style:style>
    <style:style style:name="T232" style:family="text">
      <style:text-properties fo:font-size="9pt" officeooo:rsid="0b4a29b0" style:font-size-asian="9pt" style:font-size-complex="9pt"/>
    </style:style>
    <style:style style:name="T233" style:family="text">
      <style:text-properties fo:font-size="9pt" officeooo:rsid="0b4b9307" style:font-size-asian="9pt" style:font-size-complex="9pt"/>
    </style:style>
    <style:style style:name="T234" style:family="text">
      <style:text-properties fo:font-size="9pt" officeooo:rsid="0bc7b627" style:font-size-asian="9pt" style:font-size-complex="9pt"/>
    </style:style>
    <style:style style:name="T235" style:family="text">
      <style:text-properties fo:font-size="9pt" officeooo:rsid="0c204544" style:font-size-asian="9pt" style:font-size-complex="9pt"/>
    </style:style>
    <style:style style:name="T236" style:family="text">
      <style:text-properties fo:font-size="9pt" officeooo:rsid="0c2f6408" style:font-size-asian="9pt" style:font-size-complex="9pt"/>
    </style:style>
    <style:style style:name="T237" style:family="text">
      <style:text-properties fo:font-size="9pt" officeooo:rsid="0c8ed370" style:font-size-asian="9pt" style:font-size-complex="9pt"/>
    </style:style>
    <style:style style:name="T238" style:family="text">
      <style:text-properties fo:font-size="9pt" officeooo:rsid="0c922193" style:font-size-asian="9pt" style:font-size-complex="9pt"/>
    </style:style>
    <style:style style:name="T239" style:family="text">
      <style:text-properties fo:font-size="9pt" officeooo:rsid="0c96c4d2" style:font-size-asian="9pt" style:font-size-complex="9pt"/>
    </style:style>
    <style:style style:name="T240" style:family="text">
      <style:text-properties fo:font-size="9pt" officeooo:rsid="0d35e816" style:font-size-asian="9pt" style:font-size-complex="9pt"/>
    </style:style>
    <style:style style:name="T241" style:family="text">
      <style:text-properties fo:font-size="9pt" officeooo:rsid="0d7023ee" style:font-size-asian="9pt" style:font-size-complex="9pt"/>
    </style:style>
    <style:style style:name="T242" style:family="text">
      <style:text-properties fo:font-size="9pt" officeooo:rsid="0dcd2eca" style:font-size-asian="9pt" style:font-size-complex="9pt"/>
    </style:style>
    <style:style style:name="T243" style:family="text">
      <style:text-properties fo:font-size="9pt" officeooo:rsid="0dd22b58" style:font-size-asian="9pt" style:font-size-complex="9pt"/>
    </style:style>
    <style:style style:name="T244" style:family="text">
      <style:text-properties fo:font-size="9pt" officeooo:rsid="0ee933e9" style:font-size-asian="9pt" style:font-size-complex="9pt"/>
    </style:style>
    <style:style style:name="T245" style:family="text">
      <style:text-properties fo:font-size="9pt" officeooo:rsid="0eea3487" style:font-size-asian="9pt" style:font-size-complex="9pt"/>
    </style:style>
    <style:style style:name="T246" style:family="text">
      <style:text-properties fo:font-size="9pt" officeooo:rsid="0f219d1e" style:font-size-asian="9pt" style:font-size-complex="9pt"/>
    </style:style>
    <style:style style:name="T247" style:family="text">
      <style:text-properties fo:font-size="9pt" officeooo:rsid="0f248f3d" style:font-size-asian="9pt" style:font-size-complex="9pt"/>
    </style:style>
    <style:style style:name="T248" style:family="text">
      <style:text-properties fo:font-size="9pt" officeooo:rsid="0f263a52" style:font-size-asian="9pt" style:font-size-complex="9pt"/>
    </style:style>
    <style:style style:name="T249" style:family="text">
      <style:text-properties fo:font-size="9pt" officeooo:rsid="0f29bbc1" style:font-size-asian="9pt" style:font-size-complex="9pt"/>
    </style:style>
    <style:style style:name="T250" style:family="text">
      <style:text-properties fo:font-size="9pt" officeooo:rsid="0f2aba3c" style:font-size-asian="9pt" style:font-size-complex="9pt"/>
    </style:style>
    <style:style style:name="T251" style:family="text">
      <style:text-properties fo:font-size="9pt" officeooo:rsid="06f66ded" style:font-size-asian="9pt" style:font-size-complex="9pt"/>
    </style:style>
    <style:style style:name="T252" style:family="text">
      <style:text-properties fo:font-size="9pt" officeooo:rsid="0f60f761" style:font-size-asian="9pt" style:font-size-complex="9pt"/>
    </style:style>
    <style:style style:name="T25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72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3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96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weight="bold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9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400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401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402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403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404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05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406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407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40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10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12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13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14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15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16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17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18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19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20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21" style:family="text">
      <style:text-properties officeooo:rsid="0716bceb"/>
    </style:style>
    <style:style style:name="T422" style:family="text">
      <style:text-properties officeooo:rsid="08388490"/>
    </style:style>
    <style:style style:name="T423" style:family="text">
      <style:text-properties officeooo:rsid="09fc0454"/>
    </style:style>
    <style:style style:name="T424" style:family="text">
      <style:text-properties style:text-underline-style="none" fo:font-weight="normal" style:font-weight-asian="normal" style:font-weight-complex="normal"/>
    </style:style>
    <style:style style:name="T425" style:family="text">
      <style:text-properties style:text-underline-style="none" fo:font-weight="normal" officeooo:rsid="0b566c66" style:font-weight-asian="normal" style:font-weight-complex="normal"/>
    </style:style>
    <style:style style:name="T426" style:family="text">
      <style:text-properties style:text-underline-style="none" fo:font-weight="normal" officeooo:rsid="0b56a798" style:font-weight-asian="normal" style:font-weight-complex="normal"/>
    </style:style>
    <style:style style:name="T427" style:family="text">
      <style:text-properties style:text-underline-style="none" fo:font-weight="normal" officeooo:rsid="0b56ffad" style:font-weight-asian="normal" style:font-weight-complex="normal"/>
    </style:style>
    <style:style style:name="T428" style:family="text">
      <style:text-properties style:text-underline-style="none" fo:font-weight="normal" officeooo:rsid="0b5ae17c" style:font-weight-asian="normal" style:font-weight-complex="normal"/>
    </style:style>
    <style:style style:name="T429" style:family="text">
      <style:text-properties style:text-underline-style="none" fo:font-weight="normal" officeooo:rsid="0b5b43a8" style:font-weight-asian="normal" style:font-weight-complex="normal"/>
    </style:style>
    <style:style style:name="T430" style:family="text">
      <style:text-properties style:text-underline-style="none" fo:font-weight="normal" officeooo:rsid="0b5d4797" style:font-weight-asian="normal" style:font-weight-complex="normal"/>
    </style:style>
    <style:style style:name="T431" style:family="text">
      <style:text-properties style:text-underline-style="none" fo:font-weight="normal" officeooo:rsid="0b6073ba" style:font-weight-asian="normal" style:font-weight-complex="normal"/>
    </style:style>
    <style:style style:name="T432" style:family="text">
      <style:text-properties style:text-underline-style="none" fo:font-weight="normal" officeooo:rsid="0b61dc80" style:font-weight-asian="normal" style:font-weight-complex="normal"/>
    </style:style>
    <style:style style:name="T433" style:family="text">
      <style:text-properties style:text-underline-style="none" fo:font-weight="normal" officeooo:rsid="0b69438f" style:font-weight-asian="normal" style:font-weight-complex="normal"/>
    </style:style>
    <style:style style:name="T434" style:family="text">
      <style:text-properties style:text-underline-style="none" fo:font-weight="normal" officeooo:rsid="0b69ea75" style:font-weight-asian="normal" style:font-weight-complex="normal"/>
    </style:style>
    <style:style style:name="T435" style:family="text">
      <style:text-properties style:text-underline-style="none" fo:font-weight="normal" officeooo:rsid="0b6d0886" style:font-weight-asian="normal" style:font-weight-complex="normal"/>
    </style:style>
    <style:style style:name="T436" style:family="text">
      <style:text-properties style:text-underline-style="none" fo:font-weight="normal" officeooo:rsid="0b81b1cf" style:font-weight-asian="normal" style:font-weight-complex="normal"/>
    </style:style>
    <style:style style:name="T437" style:family="text">
      <style:text-properties style:text-underline-style="none" fo:font-weight="normal" officeooo:rsid="0b86463d" style:font-weight-asian="normal" style:font-weight-complex="normal"/>
    </style:style>
    <style:style style:name="T438" style:family="text">
      <style:text-properties style:text-underline-style="none" fo:font-weight="normal" officeooo:rsid="0b8ab976" style:font-weight-asian="normal" style:font-weight-complex="normal"/>
    </style:style>
    <style:style style:name="T439" style:family="text">
      <style:text-properties style:text-underline-style="none" fo:font-weight="normal" officeooo:rsid="0b8c78ef" style:font-weight-asian="normal" style:font-weight-complex="normal"/>
    </style:style>
    <style:style style:name="T440" style:family="text">
      <style:text-properties style:text-underline-style="none" fo:font-weight="normal" officeooo:rsid="0c5924ef" style:font-weight-asian="normal" style:font-weight-complex="normal"/>
    </style:style>
    <style:style style:name="T441" style:family="text">
      <style:text-properties style:text-underline-style="none" fo:font-weight="normal" officeooo:rsid="0c65a08e" style:font-weight-asian="normal" style:font-weight-complex="normal"/>
    </style:style>
    <style:style style:name="T442" style:family="text">
      <style:text-properties style:text-underline-style="none" fo:font-weight="normal" officeooo:rsid="0c67322e" style:font-weight-asian="normal" style:font-weight-complex="normal"/>
    </style:style>
    <style:style style:name="T443" style:family="text">
      <style:text-properties style:text-underline-style="none" fo:font-weight="normal" officeooo:rsid="0da53b82" style:font-weight-asian="normal" style:font-weight-complex="normal"/>
    </style:style>
    <style:style style:name="T444" style:family="text">
      <style:text-properties style:text-underline-style="none" fo:font-weight="normal" officeooo:rsid="0da86884" style:font-weight-asian="normal" style:font-weight-complex="normal"/>
    </style:style>
    <style:style style:name="T445" style:family="text">
      <style:text-properties style:text-underline-style="none" fo:font-weight="normal" officeooo:rsid="0daa2847" style:font-weight-asian="normal" style:font-weight-complex="normal"/>
    </style:style>
    <style:style style:name="T446" style:family="text">
      <style:text-properties style:text-underline-style="none" fo:font-weight="normal" officeooo:rsid="0daa4576" style:font-weight-asian="normal" style:font-weight-complex="normal"/>
    </style:style>
    <style:style style:name="T447" style:family="text">
      <style:text-properties style:text-underline-style="none" fo:font-weight="normal" officeooo:rsid="0dad4e6d" style:font-weight-asian="normal" style:font-weight-complex="normal"/>
    </style:style>
    <style:style style:name="T448" style:family="text">
      <style:text-properties style:text-underline-style="none" fo:font-weight="normal" officeooo:rsid="0daf2072" style:font-weight-asian="normal" style:font-weight-complex="normal"/>
    </style:style>
    <style:style style:name="T449" style:family="text">
      <style:text-properties style:text-underline-style="none" fo:font-weight="normal" officeooo:rsid="0db0f4c8" style:font-weight-asian="normal" style:font-weight-complex="normal"/>
    </style:style>
    <style:style style:name="T450" style:family="text">
      <style:text-properties style:text-underline-style="none" fo:font-weight="normal" officeooo:rsid="0db17989" style:font-weight-asian="normal" style:font-weight-complex="normal"/>
    </style:style>
    <style:style style:name="T451" style:family="text">
      <style:text-properties style:text-underline-style="none" fo:font-weight="normal" officeooo:rsid="0db3b9db" style:font-weight-asian="normal" style:font-weight-complex="normal"/>
    </style:style>
    <style:style style:name="T452" style:family="text">
      <style:text-properties style:text-underline-style="none" fo:font-weight="normal" officeooo:rsid="0db54d3a" style:font-weight-asian="normal" style:font-weight-complex="normal"/>
    </style:style>
    <style:style style:name="T453" style:family="text">
      <style:text-properties style:text-underline-style="none" fo:font-weight="normal" officeooo:rsid="0ea25c6b" style:font-weight-asian="normal" style:font-weight-complex="normal"/>
    </style:style>
    <style:style style:name="T454" style:family="text">
      <style:text-properties style:text-underline-style="none" fo:font-weight="normal" officeooo:rsid="0f1665fb" style:font-weight-asian="normal" style:font-weight-complex="normal"/>
    </style:style>
    <style:style style:name="T455" style:family="text">
      <style:text-properties style:text-underline-style="none" fo:font-weight="normal" officeooo:rsid="0f184456" style:font-weight-asian="normal" style:font-weight-complex="normal"/>
    </style:style>
    <style:style style:name="T456" style:family="text">
      <style:text-properties style:text-underline-style="none" fo:font-weight="normal" officeooo:rsid="0f19be6c" style:font-weight-asian="normal" style:font-weight-complex="normal"/>
    </style:style>
    <style:style style:name="T457" style:family="text">
      <style:text-properties style:text-underline-style="none" fo:font-weight="normal" officeooo:rsid="0f2d60ea" style:font-weight-asian="normal" style:font-weight-complex="normal"/>
    </style:style>
    <style:style style:name="T458" style:family="text">
      <style:text-properties style:text-underline-style="none" fo:font-weight="normal" officeooo:rsid="0b333eeb" style:font-weight-asian="normal" style:font-weight-complex="normal"/>
    </style:style>
    <style:style style:name="T459" style:family="text">
      <style:text-properties style:text-underline-style="none" fo:font-weight="normal" officeooo:rsid="0f0c56b4" style:font-weight-asian="normal" style:font-weight-complex="normal"/>
    </style:style>
    <style:style style:name="T460" style:family="text">
      <style:text-properties style:text-underline-style="none" fo:font-weight="normal" officeooo:rsid="0f0eb6c9" style:font-weight-asian="normal" style:font-weight-complex="normal"/>
    </style:style>
    <style:style style:name="T461" style:family="text">
      <style:text-properties style:text-underline-style="none" fo:font-weight="normal" officeooo:rsid="0f21063c" style:font-weight-asian="normal" style:font-weight-complex="normal"/>
    </style:style>
    <style:style style:name="T462" style:family="text">
      <style:text-properties style:text-underline-style="none" fo:font-weight="normal" officeooo:rsid="0fb622b6" style:font-weight-asian="normal" style:font-weight-complex="normal"/>
    </style:style>
    <style:style style:name="T463" style:family="text">
      <style:text-properties officeooo:rsid="0b8ddee7"/>
    </style:style>
    <style:style style:name="T464" style:family="text">
      <style:text-properties officeooo:rsid="0d09e420"/>
    </style:style>
    <style:style style:name="T465" style:family="text">
      <style:text-properties officeooo:rsid="0dd83591"/>
    </style:style>
    <style:style style:name="T466" style:family="text">
      <style:text-properties officeooo:rsid="0eec9b02"/>
    </style:style>
    <style:style style:name="T46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68" style:family="text">
      <style:text-properties officeooo:rsid="0f6393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7">This playbook </text:span><text:span text:style-name="T88">has</text:span><text:span text:style-name="T87"> what you need to define yourself and drive the story. </text:span><text:span text:style-name="T89">Look it over. </text:span><text:span text:style-name="T458">T</text:span><text:span text:style-name="T459">he last two pages </text:span><text:span text:style-name="T460">cover </text:span><text:span text:style-name="T461">rules, but take a look around first.</text:span></text:p>
      <text:h text:style-name="Heading_20_2" text:outline-level="2">§ <text:span text:style-name="T468">Common </text:span>Resources</text:h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7">⌞</text:span><text:span text:style-name="T100">Think for the camera</text:span><text:span text:style-name="T97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2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318">2</text:span><text:span text:style-name="T257">.</text:span></text:p>
      <text:p text:style-name="P49"><text:span text:style-name="T257"/></text:p>
      <text:p text:style-name="P3"><text:span text:style-name="T465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88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89">could</text:span><text:span text:style-name="T454"> do </text:span><text:span text:style-name="T455">in your </text:span><text:span text:style-name="T456">world</text:span><text:span text:style-name="T454">, but </text:span><text:span text:style-name="T457">most </text:span><text:span text:style-name="T454">don’t know how.</text:span></text:p>
      <text:p text:style-name="P3"><text:span text:style-name="T454"/></text:p>
      <text:p text:style-name="P3"><text:span text:style-name="T454"/></text:p>
      <text:p text:style-name="P4"><text:span text:style-name="T423">Health</text:span> ►<text:span text:style-name="T4"> </text:span><text:span text:style-name="T8">Health </text:span><text:span text:style-name="T9">abstractly </text:span><text:span text:style-name="T118">represents </text:span><text:span text:style-name="T121">the integrity and functionality </text:span><text:span text:style-name="T126">o</text:span><text:span text:style-name="T121">f your body, </text:span><text:span text:style-name="T125">mind, </text:span><text:span text:style-name="T127">and spirit</text:span><text:span text:style-name="T118">. </text:span><text:span text:style-name="T4">When you’re weakened or injured, you </text:span><text:span text:style-name="T314">⌞</text:span><text:span text:style-name="T97">take harm⌝</text:span><text:span text:style-name="T118">, </text:span><text:span text:style-name="T124">which might cause you to lose health</text:span><text:span text:style-name="T118">. </text:span><text:span text:style-name="T120"><text:s/></text:span><text:span text:style-name="T122">W</text:span><text:span text:style-name="T118">hen you </text:span><text:span text:style-name="T122">erase</text:span><text:span text:style-name="T118"> your last </text:span><text:span text:style-name="T123">health</text:span><text:span text:style-name="T118">, </text:span><text:span text:style-name="T314">⌞</text:span><text:span text:style-name="T97">you die⌝</text:span><text:span text:style-name="T118">.</text:span></text:p>
      <text:p text:style-name="P50"/>
      <text:p text:style-name="P5"><text:span text:style-name="T255">● </text:span><text:span text:style-name="T257">1. </text:span><text:span text:style-name="T256">▢ ▢ ▢ <text:s/></text:span><text:span text:style-name="T258">(Human)</text:span></text:p>
      <text:p text:style-name="P6"><text:span text:style-name="T255">△ </text:span><text:span text:style-name="T258">2. </text:span><text:span text:style-name="T256">▢ ▢ ▢ <text:s/></text:span><text:span text:style-name="T258">(Superhuman)</text:span></text:p>
      <text:p text:style-name="P7"><text:span text:style-name="T255">△ </text:span><text:span text:style-name="T259">3</text:span><text:span text:style-name="T258">. </text:span><text:span text:style-name="T256">▢ ▢ ▢ <text:s/></text:span><text:span text:style-name="T258">(</text:span><text:span text:style-name="T259">Boss-tier</text:span><text:span text:style-name="T258">)</text:span></text:p>
      <text:p text:style-name="P7"><text:span text:style-name="T258"/></text:p>
      <text:p text:style-name="P8"><text:span text:style-name="T357">R</text:span><text:span text:style-name="T356">esist </text:span><text:span text:style-name="T256">▢ ▢ </text:span><text:span text:style-name="T356">► </text:span><text:span text:style-name="T253">When you </text:span><text:span text:style-name="T260">make a roll and </text:span><text:span text:style-name="T253">don’t like the complications the GM </text:span><text:span text:style-name="T260">describes</text:span><text:span text:style-name="T254">, </text:span><text:span text:style-name="T253">you can </text:span><text:span text:style-name="T314">⌞</text:span><text:span text:style-name="T408">resist consequences</text:span><text:span text:style-name="T256">⌝</text:span><text:span text:style-name="T253">.</text:span></text:p>
      <text:p text:style-name="P8"><text:span text:style-name="T253"/></text:p>
      <text:p text:style-name="P9"><text:span text:style-name="T360">XP</text:span><text:span text:style-name="T356"> </text:span><text:span text:style-name="T256">▢ ▢ ▢ ▢ ▢ ▢ ▢ ▢ </text:span><text:span text:style-name="T361">►</text:span><text:span text:style-name="T256"> </text:span><text:span text:style-name="T264">You get XP </text:span><text:span text:style-name="T306">mostly for good </text:span><text:span text:style-name="T309">storytelling</text:span><text:span text:style-name="T306">.</text:span><text:span text:style-name="T264"> </text:span><text:span text:style-name="T263">When you fill your last XP, </text:span><text:span text:style-name="T314">⌞</text:span><text:span text:style-name="T409">level up⌝</text:span><text:span text:style-name="T307">.</text:span></text:p>
      <text:h text:style-name="Heading_20_2" text:outline-level="2">§ <text:span text:style-name="T468">Common </text:span>Aptitudes</text:h>
      <text:p text:style-name="P29"><text:span text:style-name="T226">These are </text:span><text:span text:style-name="T231">exciting </text:span><text:span text:style-name="T233">things</text:span><text:span text:style-name="T232"> </text:span><text:span text:style-name="T226">that </text:span><text:span text:style-name="T230">many</text:span><text:span text:style-name="T226"> could </text:span><text:span text:style-name="T246">get good at. </text:span><text:span text:style-name="T247">They broadly cover most things, but no list can be perfect.</text:span></text:p>
      <text:p text:style-name="P29"><text:span text:style-name="T234"/></text:p>
      <text:p text:style-name="P30"><text:span text:style-name="T405">○ </text:span><text:span text:style-name="T406">Expression</text:span><text:span text:style-name="T398"> </text:span><text:span text:style-name="T405">○ ○ ○</text:span><text:span text:style-name="T399"> ►</text:span><text:span text:style-name="T227"> </text:span><text:span text:style-name="T252">C</text:span><text:span text:style-name="T247">reating, </text:span><text:span text:style-name="T248">interpreting,</text:span><text:span text:style-name="T247"> or performing </text:span><text:span text:style-name="T250">representations of emotion or intellect</text:span><text:span text:style-name="T249">.</text:span></text:p>
      <text:p text:style-name="P30"><text:span text:style-name="T249"/></text:p>
      <text:p text:style-name="P31"><text:span text:style-name="T397">○ </text:span><text:span text:style-name="T404">Operation</text:span><text:span text:style-name="T398"> </text:span><text:span text:style-name="T397">○ ○ ○</text:span><text:span text:style-name="T399"> ►</text:span><text:span text:style-name="T226"> </text:span><text:span text:style-name="T244">R</text:span><text:span text:style-name="T235">un</text:span><text:span text:style-name="T237">ning</text:span><text:span text:style-name="T235">, pilot</text:span><text:span text:style-name="T237">ing</text:span><text:span text:style-name="T235">, or command</text:span><text:span text:style-name="T237">ing</text:span><text:span text:style-name="T235"> subtle or intricate </text:span><text:span text:style-name="T239">mechanisms</text:span><text:span text:style-name="T235"> to reap maximum performance.</text:span></text:p>
      <text:p text:style-name="P31"><text:span text:style-name="T235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21"> Wrangling and managing minutiae—nothing slips through the cracks.</text:span></text:p>
      <text:p text:style-name="P35"/>
      <text:p text:style-name="P41"><text:span text:style-name="T113">○ </text:span><text:span text:style-name="T115">Nurturing</text:span><text:span text:style-name="T116"> </text:span><text:span text:style-name="T113">○ ○ ○ ►</text:span><text:span text:style-name="T118"> </text:span><text:span text:style-name="T148">P</text:span><text:span text:style-name="T130">rovid</text:span><text:span text:style-name="T135">ing</text:span><text:span text:style-name="T130"> just the right</text:span><text:span text:style-name="T129"> </text:span><text:span text:style-name="T133">encouragement, </text:span><text:span text:style-name="T129">support, </text:span><text:span text:style-name="T149">shelter</text:span><text:span text:style-name="T129">, or kick in the ass.</text:span></text:p>
      <text:p text:style-name="P41"><text:span text:style-name="T129"/></text:p>
      <text:p text:style-name="P31"><text:span text:style-name="T399">○ </text:span><text:span text:style-name="T403">Fighting</text:span><text:span text:style-name="T398"> </text:span><text:span text:style-name="T399">○ ○ ○ ►</text:span><text:span text:style-name="T227"> </text:span><text:span text:style-name="T245">C</text:span><text:span text:style-name="T241">oordinating, </text:span><text:span text:style-name="T240">applying, and resisting purposeful </text:span><text:span text:style-name="T242">violence or force with </text:span><text:span text:style-name="T243">scary familiarity.</text:span></text:p>
      <text:p text:style-name="P31"><text:span text:style-name="T243"/></text:p>
      <text:p text:style-name="P31"><text:span text:style-name="T399">○ </text:span><text:span text:style-name="T400">Athletics</text:span><text:span text:style-name="T398"> </text:span><text:span text:style-name="T399">○ ○ ○ ►</text:span><text:span text:style-name="T227"> </text:span><text:span text:style-name="T245">P</text:span><text:span text:style-name="T228">ush</text:span><text:span text:style-name="T238">ing</text:span><text:span text:style-name="T228"> yourself to the limit as you exert your body.</text:span></text:p>
      <text:p text:style-name="P31"><text:span text:style-name="T228"/></text:p>
      <text:p text:style-name="P51"><text:span text:style-name="T399">○ </text:span><text:span text:style-name="T401">Research </text:span><text:span text:style-name="T399">○ ○ ○ ►</text:span><text:span text:style-name="T192"> </text:span><text:span text:style-name="T204">D</text:span><text:span text:style-name="T196">iscover</text:span><text:span text:style-name="T198">ing</text:span><text:span text:style-name="T196">, </text:span><text:span text:style-name="T195">examin</text:span><text:span text:style-name="T198">ing</text:span><text:span text:style-name="T194">, </text:span><text:span text:style-name="T195">and analyz</text:span><text:span text:style-name="T198">ing</text:span><text:span text:style-name="T195"> </text:span><text:span text:style-name="T194">knowledge </text:span><text:span text:style-name="T197">that others would overlook.</text:span></text:p>
      <text:p text:style-name="P51"><text:span text:style-name="T197"/></text:p>
      <text:p text:style-name="P10"><text:span text:style-name="T227">○ </text:span><text:span text:style-name="T236">Engineering</text:span><text:span text:style-name="T229"> </text:span><text:span text:style-name="T227">○ ○ ○ ►</text:span><text:span text:style-name="T192"> </text:span><text:span text:style-name="T204">A</text:span><text:span text:style-name="T270">pply</text:span><text:span text:style-name="T272">ing</text:span><text:span text:style-name="T270"> knowledge and artifice to synthesize </text:span><text:span text:style-name="T293">novel</text:span><text:span text:style-name="T273"> </text:span><text:span text:style-name="T270">techniques </text:span><text:span text:style-name="T271">and</text:span><text:span text:style-name="T270"> artifacts.</text:span></text:p>
      <text:p text:style-name="P10"><text:span text:style-name="T270"/></text:p>
      <text:p text:style-name="P11"><text:span text:style-name="T358">○ </text:span><text:span text:style-name="T364">Relations</text:span><text:span text:style-name="T359"> </text:span><text:span text:style-name="T358">○ ○ ○ ►</text:span><text:span text:style-name="T255"> </text:span><text:span text:style-name="T315">M</text:span><text:span text:style-name="T300">anipulating</text:span><text:span text:style-name="T265">,</text:span><text:span text:style-name="T274"> </text:span><text:span text:style-name="T276">negotiating, </text:span><text:span text:style-name="T299">or navigating</text:span><text:span text:style-name="T265"> </text:span><text:span text:style-name="T355">interpersonal</text:span><text:span text:style-name="T301"> relationship</text:span><text:span text:style-name="T355">s</text:span><text:span text:style-name="T267"> </text:span><text:span text:style-name="T265">with </text:span><text:span text:style-name="T304">deep </text:span><text:span text:style-name="T302">empathy</text:span><text:span text:style-name="T268"> </text:span><text:span text:style-name="T265">and </text:span><text:span text:style-name="T303">insight</text:span><text:span text:style-name="T265">—</text:span><text:span text:style-name="T286">we</text:span><text:span text:style-name="T285"> get it, you fuck.</text:span></text:p>
      <text:p text:style-name="P11"><text:span text:style-name="T285"/></text:p>
      <text:p text:style-name="P12"><text:span text:style-name="T358">○ </text:span><text:span text:style-name="T362">Shady Shit </text:span><text:span text:style-name="T358">○ ○ ○ ►</text:span><text:span text:style-name="T255"> </text:span><text:span text:style-name="T315">P</text:span><text:span text:style-name="T261">ractic</text:span><text:span text:style-name="T274">ing</text:span><text:span text:style-name="T261"> the </text:span><text:span text:style-name="T276">secret</text:span><text:span text:style-name="T269"> </text:span><text:span text:style-name="T261">tricks of the trade for those who </text:span><text:span text:style-name="T262">lurk </text:span><text:span text:style-name="T266">beyond the edge of polite society</text:span><text:span text:style-name="T261">.</text:span></text:p>
      <text:p text:style-name="P12"><text:span text:style-name="T261"/></text:p>
      <text:p text:style-name="P13"><text:span text:style-name="T358">○ </text:span><text:span text:style-name="T367">🗣</text:span><text:span text:style-name="T363">Spooky </text:span><text:span text:style-name="T362">Shit </text:span><text:span text:style-name="T358">○ ○ ○ ►</text:span><text:span text:style-name="T255"> </text:span><text:span text:style-name="T315">I</text:span><text:span text:style-name="T275">nteracting with the weird, esoteric, and uncanny on its own terms—</text:span><text:span text:style-name="T316">or at least you think so.</text:span></text:p>
      <text:p text:style-name="P13"><text:span text:style-name="T316"/></text:p>
      <text:p text:style-name="P14"><text:span text:style-name="T358">○ </text:span><text:span text:style-name="T367">🗣</text:span><text:span text:style-name="T365">Profession</text:span><text:span text:style-name="T366">al Skills</text:span><text:span text:style-name="T359"> </text:span><text:span text:style-name="T358">○ ○ ○ ►</text:span><text:span text:style-name="T255"> </text:span><text:span text:style-name="T315">A</text:span><text:span text:style-name="T287">pplying </text:span><text:span text:style-name="T289">the </text:span><text:span text:style-name="T310">educated</text:span><text:span text:style-name="T292">, </text:span><text:span text:style-name="T308">practiced, or </text:span><text:span text:style-name="T311">specialized</text:span><text:span text:style-name="T292"> </text:span><text:span text:style-name="T288">knowledge and skills </text:span><text:span text:style-name="T289">of </text:span><text:span text:style-name="T308">your</text:span><text:span text:style-name="T291"> </text:span><text:span text:style-name="T313">trade or </text:span><text:span text:style-name="T312">p</text:span><text:span text:style-name="T308">rofession</text:span><text:span text:style-name="T290">.</text:span></text:p>
      <text:p text:style-name="P14"><text:span text:style-name="T290"/></text:p>
      <text:h text:style-name="Heading_20_2" text:outline-level="2"><text:span text:style-name="T464">§ Story</text:span> Moves</text:h>
      <text:p text:style-name="P52"><text:span text:style-name="T255">“</text:span><text:span text:style-name="T294">Someone” means </text:span><text:span text:style-name="T298">a person or </text:span><text:span text:style-name="T294">anything animate. “</text:span><text:span text:style-name="T296">Something” means </text:span><text:span text:style-name="T305">anything</text:span><text:span text:style-name="T297"> </text:span><text:span text:style-name="T296">inanimate.</text:span></text:p>
      <text:p text:style-name="P36"/>
      <text:p text:style-name="P53"><text:span text:style-name="T412">Fuck ‘em up</text:span><text:span text:style-name="T402"> ►</text:span><text:span text:style-name="T199"> </text:span><text:span text:style-name="T224">You want to injure, incapacitate, or kill someone</text:span><text:span text:style-name="T200">, </text:span><text:span text:style-name="T201">so y</text:span><text:span text:style-name="T193">ou </text:span><text:span text:style-name="T225">get your hands dirty.</text:span></text:p>
      <text:p text:style-name="P53"><text:span text:style-name="T317"/></text:p>
      <text:p text:style-name="P79"><text:span text:style-name="T413">Compel compliance</text:span><text:span text:style-name="T372"> ► </text:span><text:span text:style-name="T277">You want </text:span><text:span text:style-name="T295">someone</text:span><text:span text:style-name="T277"> </text:span><text:span text:style-name="T281">to </text:span><text:span text:style-name="T277">do </text:span><text:span text:style-name="T284">your will</text:span><text:span text:style-name="T277">, so you </text:span><text:span text:style-name="T283">direct, </text:span><text:span text:style-name="T282">entice, </text:span><text:span text:style-name="T278">coerce, </text:span><text:span text:style-name="T279">or force </text:span><text:span text:style-name="T280">them</text:span><text:span text:style-name="T277">.</text:span></text:p>
      <text:p text:style-name="P79"><text:span text:style-name="T277"/></text:p>
      <text:p text:style-name="P45"><text:span text:style-name="T112">Un-ass the area</text:span> ►<text:span text:style-name="T4"> </text:span><text:span text:style-name="T51">You don’t want </text:span><text:span text:style-name="T93">(</text:span><text:span text:style-name="T90">someone</text:span><text:span text:style-name="T93">)</text:span><text:span text:style-name="T90"> </text:span><text:span text:style-name="T51">to </text:span><text:span text:style-name="T94">get injured or hurt</text:span><text:span text:style-name="T136">, so y</text:span><text:span text:style-name="T6">ou </text:span><text:span text:style-name="T91">(help them) </text:span><text:span text:style-name="T37">dodge, evade, </text:span><text:span text:style-name="T95">flee, or </text:span><text:span text:style-name="T96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45"><text:span text:style-name="T6"/></text:p>
      <text:p text:style-name="P82"><text:span text:style-name="T108">Parkour!</text:span><text:span text:style-name="T117"> ►</text:span><text:span text:style-name="T156"> </text:span><text:span text:style-name="T157">You want to be </text:span><text:span text:style-name="T158">some other specific place</text:span><text:span text:style-name="T157">, urgently, </text:span><text:span text:style-name="T159">so you traverse terrain that’s</text:span><text:span text:style-name="T157"> challenging or dangerous in its own right</text:span><text:span text:style-name="T160">—</text:span><text:span text:style-name="T161">the terrain need not be concrete.</text:span></text:p>
      <text:p text:style-name="P79"><text:span text:style-name="T277"/></text:p>
      <text:p text:style-name="P80"><text:span text:style-name="T107">Make it chooch</text:span><text:span text:style-name="T114"> ►</text:span><text:span text:style-name="T119"> </text:span><text:span text:style-name="T137">You want a </text:span><text:span text:style-name="T132">broken, </text:span><text:span text:style-name="T134">unreliable,</text:span><text:span text:style-name="T132"> </text:span><text:span text:style-name="T131">or unfamiliar </text:span><text:span text:style-name="T143">mechanism or </text:span><text:span text:style-name="T119">artifact </text:span><text:span text:style-name="T139">to</text:span><text:span text:style-name="T119"> do </text:span><text:span text:style-name="T137">something useful</text:span><text:span text:style-name="T119">, </text:span><text:span text:style-name="T137">so you </text:span><text:span text:style-name="T140">roll up your sleeves </text:span><text:span text:style-name="T142">and</text:span><text:span text:style-name="T140"> </text:span><text:span text:style-name="T137">get to </text:span><text:span text:style-name="T138">work</text:span><text:span text:style-name="T141">.</text:span></text:p>
      <text:p text:style-name="P80"><text:span text:style-name="T141"/></text:p>
      <text:p text:style-name="P42"><text:span text:style-name="T104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46"><text:span text:style-name="T40"/></text:p>
      <text:p text:style-name="P47"><text:span text:style-name="T104">Medic!</text:span> ►<text:span text:style-name="T4"> </text:span><text:span text:style-name="T144">You want to stabilize </text:span><text:span text:style-name="T145">or improve </text:span><text:span text:style-name="T144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7"><text:span text:style-name="T4"/></text:p>
      <text:p text:style-name="P44"><text:span text:style-name="T104">Scope </text:span><text:span text:style-name="T109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44"><text:span text:style-name="T7"/></text:p>
      <text:p text:style-name="P48"><text:span text:style-name="T104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48"><text:span text:style-name="T62"/></text:p>
      <text:p text:style-name="P46"><text:span text:style-name="T110">Schmooze ‘em</text:span><text:span text:style-name="T422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6"><text:span text:style-name="T55"/></text:p>
      <text:p text:style-name="P81"><text:span text:style-name="T104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81"><text:span text:style-name="T4"/></text:p>
      <text:p text:style-name="P83"><text:span text:style-name="T411">Go dark</text:span><text:span text:style-name="T397"> ►</text:span><text:span text:style-name="T191"> </text:span><text:span text:style-name="T205">You want to avoid the consequences of discovery or detection, </text:span><text:span text:style-name="T206">so you take precautions or </text:span><text:span text:style-name="T207">special </text:span><text:span text:style-name="T206">care.</text:span></text:p>
      <text:h text:style-name="Heading_20_2" text:outline-level="2"><text:soft-page-break/><text:span text:style-name="T466">§ Common </text:span>Moves</text:h>
      <text:p text:style-name="P15"><text:span text:style-name="T104">Resist consequences</text:span> ►<text:span text:style-name="T4"> </text:span><text:span text:style-name="T71">If y</text:span><text:span text:style-name="T319">ou don’t like the consequences or complications the GM </text:span><text:span text:style-name="T320">describes</text:span><text:span text:style-name="T319"> </text:span><text:span text:style-name="T321">when you </text:span><text:span text:style-name="T368">🡖🡓</text:span><text:span text:style-name="T254"> </text:span><text:span text:style-name="T322">on a </text:span><text:span text:style-name="T314">⌞</text:span><text:span text:style-name="T322">story move⌝,</text:span><text:span text:style-name="T254"> </text:span><text:span text:style-name="T260">speak up and </text:span><text:span text:style-name="T369">s</text:span><text:span text:style-name="T370">pend 1 Resist</text:span><text:span text:style-name="T323"> to </text:span><text:span text:style-name="T324">insist they invent something less drastic </text:span><text:span text:style-name="T325">instead. </text:span><text:span text:style-name="T326">This isn’t the same as </text:span><text:span text:style-name="T314">⌞</text:span><text:span text:style-name="T410">dispute fiction⌝</text:span><text:span text:style-name="T326">; resist consequences whenever you think it’s </text:span><text:span text:style-name="T327">advantageous</text:span><text:span text:style-name="T326"> </text:span><text:span text:style-name="T328">in-game.</text:span></text:p>
      <text:p text:style-name="P15"><text:span text:style-name="T328"/></text:p>
      <text:p text:style-name="P16"><text:span text:style-name="T105">Buy </text:span><text:span text:style-name="T104">Resist</text:span> ►<text:span text:style-name="T4"> </text:span><text:span text:style-name="T80">Any time you make a </text:span><text:span text:style-name="T314">⌞</text:span><text:span text:style-name="T146">story move⌝ and</text:span><text:span text:style-name="T80"> </text:span><text:span text:style-name="T251">🡕</text:span><text:span text:style-name="T368">🡒</text:span><text:span text:style-name="T254">, </text:span><text:span text:style-name="T329">you </text:span><text:span text:style-name="T330">can </text:span><text:span text:style-name="T329">announce that you wish to convert it to </text:span><text:span text:style-name="T368">🡖</text:span><text:span text:style-name="T254"> </text:span><text:span text:style-name="T329">and restore 1 Resist. </text:span><text:span text:style-name="T353">The GM has veto, but you </text:span><text:span text:style-name="T354">should suggest the</text:span><text:span text:style-name="T353"> complication or cost.</text:span></text:p>
      <text:p text:style-name="P16"><text:span text:style-name="T329"/></text:p>
      <text:p text:style-name="P90"><text:span text:style-name="T414">Lead the group</text:span><text:span text:style-name="T424"> ► </text:span><text:span text:style-name="T165">Spend 1 Resist. </text:span><text:span text:style-name="T441">Y</text:span><text:span text:style-name="T440">ou lead </text:span><text:span text:style-name="T442">others </text:span><text:span text:style-name="T440">in a </text:span><text:span text:style-name="T373">⌞</text:span><text:span text:style-name="T165">story move⌝ </text:span><text:span text:style-name="T167">where you’ll succeed or fail as a group</text:span><text:span text:style-name="T165">. </text:span><text:span text:style-name="T166">You r</text:span><text:span text:style-name="T165">oll the move as normal</text:span><text:span text:style-name="T181"> </text:span><text:span text:style-name="T166">and everyone canonically shares your result</text:span><text:span text:style-name="T165">. </text:span><text:span text:style-name="T171">Before you continue the story, use your result from the story move below:</text:span></text:p>
      <text:p text:style-name="P39"/>
      <text:p text:style-name="P84"><text:span text:style-name="T395">🡕</text:span><text:span text:style-name="T374"> You restore 1 Resist </text:span><text:span text:style-name="T375">and continue the story.</text:span></text:p>
      <text:p text:style-name="P86"><text:span text:style-name="T395">🡒🡖</text:span><text:span text:style-name="T376"> </text:span><text:span text:style-name="T377">E</text:span><text:span text:style-name="T378">veryone else rolls the same story move. </text:span><text:span text:style-name="T379">T</text:span><text:span text:style-name="T378">hey are free to describe </text:span><text:span text:style-name="T379">their actions </text:span><text:span text:style-name="T378">individually, </text:span><text:span text:style-name="T380">along with </text:span><text:span text:style-name="T378">what </text:span><text:span text:style-name="T381">aptitudes</text:span><text:span text:style-name="T378"> they’re </text:span><text:span text:style-name="T381">exercising</text:span><text:span text:style-name="T378">. </text:span><text:span text:style-name="T382">Their results don’t change the </text:span><text:span text:style-name="T383">story</text:span><text:span text:style-name="T382">, but i</text:span><text:span text:style-name="T378">f everyone </text:span><text:span text:style-name="T395">🡕🡒🡖</text:span><text:span text:style-name="T467">,</text:span><text:span text:style-name="T384"> </text:span><text:span text:style-name="T378">you </text:span><text:span text:style-name="T385">restore</text:span><text:span text:style-name="T378"> 1 Resist </text:span><text:span text:style-name="T393">before continuing </text:span><text:span text:style-name="T394">the story.</text:span></text:p>
      <text:p text:style-name="P85"/>
      <text:p text:style-name="P57">Grit your teeth<text:span text:style-name="T118"> </text:span><text:span text:style-name="T172">► </text:span><text:span text:style-name="T164">In order to resist or overcome some overwhelming feeling or compulsion, you summon all of your willpower and determination.</text:span></text:p>
      <text:p text:style-name="P57"><text:span text:style-name="T164"/></text:p>
      <text:p text:style-name="P58"><text:span text:style-name="T178">When you make this move, decide with the GM on </text:span><text:span text:style-name="T179">how much the feeling or compulsion resonates with your Concept and Drives</text:span><text:span text:style-name="T176">:</text:span></text:p>
      <text:list xml:id="list2224110111" text:style-name="L6">
        <text:list-item>
          <text:p text:style-name="P76"><text:span text:style-name="T182">⊞−</text:span><text:span text:style-name="T184">1 </text:span><text:span text:style-name="T180">if it reinforces your concept.</text:span></text:p>
        </text:list-item>
        <text:list-item>
          <text:p text:style-name="P72"><text:span text:style-name="T182">⊞</text:span><text:span text:style-name="T185">+0</text:span><text:span text:style-name="T180"> if it has nothing to do with your concept.</text:span></text:p>
        </text:list-item>
        <text:list-item>
          <text:p text:style-name="P72"><text:span text:style-name="T182">⊞</text:span><text:span text:style-name="T185">+1</text:span><text:span text:style-name="T180"> if it opposes your concept.</text:span></text:p>
        </text:list-item>
      </text:list>
      <text:p text:style-name="P58"><text:span text:style-name="T173"/></text:p>
      <text:p text:style-name="P75"><text:span text:style-name="T226">🡕</text:span><text:span text:style-name="T191"> </text:span><text:span text:style-name="T220">You resist or overcome the feeling/compulsion, and you get 1XP.</text:span></text:p>
      <text:p text:style-name="P89"><text:span text:style-name="T407">🡒</text:span><text:span text:style-name="T219"> </text:span><text:span text:style-name="T221">You resist or overcome the feeling/compulsion.</text:span></text:p>
      <text:p text:style-name="P71"><text:span text:style-name="T226">🡖</text:span><text:span text:style-name="T191"> </text:span><text:span text:style-name="T222">You suppress the feeling/compulsion, but it’s still there. </text:span><text:span text:style-name="T223">Choose a related</text:span><text:span text:style-name="T222"> ⌞status⌝ </text:span><text:span text:style-name="T223">to keep </text:span><text:span text:style-name="T222">for the rest of the scene.</text:span></text:p>
      <text:p text:style-name="P66"><text:span text:style-name="T183">🡓</text:span><text:span text:style-name="T174"> </text:span><text:span text:style-name="T175">You </text:span><text:span text:style-name="T177">spend 1 Resist </text:span><text:span text:style-name="T186">or</text:span><text:span text:style-name="T175"> succumb to the feeling/compulsion.</text:span></text:p>
      <text:p text:style-name="P77"><text:span text:style-name="T104">Take harm</text:span> ► <text:span text:style-name="T81">You take </text:span><text:span text:style-name="T314">⌞</text:span><text:span text:style-name="T147">harm</text:span><text:span text:style-name="T331">⌝</text:span><text:span text:style-name="T81"> when you’re injured or hurt in some way (or if a move says so). </text:span><text:span text:style-name="T332">Unless a move says specifically how much harm </text:span><text:span text:style-name="T333">you take</text:span><text:span text:style-name="T332">, </text:span><text:span text:style-name="T334">use the </text:span><text:span text:style-name="T335">harm scale </text:span><text:span text:style-name="T331">in the Meta playbook.</text:span></text:p>
      <text:p text:style-name="P37"/>
      <text:p text:style-name="P17"><text:span text:style-name="T331">W</text:span><text:span text:style-name="T253">hen you take harm, </text:span><text:span text:style-name="T336">take these steps:</text:span></text:p>
      <text:p text:style-name="P38"/>
      <text:list xml:id="list3092255436" text:style-name="L1">
        <text:list-item>
          <text:p text:style-name="P73"><text:span text:style-name="T253">Make any moves you </text:span><text:span text:style-name="T396">can</text:span><text:span text:style-name="T253"> make.</text:span></text:p>
        </text:list-item>
        <text:list-item>
          <text:p text:style-name="P59"><text:span text:style-name="T253">Make any moves you </text:span><text:span text:style-name="T396">must</text:span><text:span text:style-name="T253"> make.</text:span></text:p>
        </text:list-item>
        <text:list-item>
          <text:p text:style-name="P64"><text:span text:style-name="T336">Decide </text:span><text:span text:style-name="T337">if you have ⌞armor⌝ that </text:span><text:span text:style-name="T338">applies</text:span><text:span text:style-name="T337">.</text:span></text:p>
        </text:list-item>
        <text:list-item>
          <text:p text:style-name="P60"><text:span text:style-name="T339">If </text:span><text:span text:style-name="T340">now</text:span><text:span text:style-name="T341"> ⌊harm</text:span><text:span text:style-name="T342"> </text:span><text:span text:style-name="T339">≤ 0⌋, </text:span><text:span text:style-name="T343">this move is over. </text:span><text:span text:style-name="T344">Otherwise continue.</text:span></text:p>
        </text:list-item>
        <text:list-item>
          <text:p text:style-name="P61"><text:span text:style-name="T343">T</text:span><text:span text:style-name="T253">ell the GM how much harm you’re taking. They’ll roll </text:span><text:span text:style-name="T345">some dice </text:span><text:span text:style-name="T253">and </text:span><text:span text:style-name="T346">say </text:span><text:span text:style-name="T253">if </text:span><text:span text:style-name="T347">anything changes.</text:span></text:p>
        </text:list-item>
        <text:list-item>
          <text:p text:style-name="P65">Write down any status you may have gotten.</text:p>
        </text:list-item>
        <text:list-item>
          <text:p text:style-name="P65">Lose 1 health for each harm.</text:p>
        </text:list-item>
        <text:list-item>
          <text:p text:style-name="P62"><text:span text:style-name="T253">If you have 0 health, ⌞</text:span><text:span text:style-name="T408">you die⌝</text:span><text:span text:style-name="T253"> </text:span><text:span text:style-name="T348">and this </text:span><text:span text:style-name="T349">move is over.</text:span></text:p>
        </text:list-item>
        <text:list-item>
          <text:p text:style-name="P63"><text:span text:style-name="T253">Make any moves you </text:span><text:span text:style-name="T396">must</text:span><text:span text:style-name="T253"> make when you lose health (vs take harm).</text:span></text:p>
          <text:p text:style-name="P87"><text:span text:style-name="T253"/></text:p>
        </text:list-item>
      </text:list>
      <text:p text:style-name="P54"><text:span text:style-name="T371">A</text:span><text:span text:style-name="T356">rmor ►</text:span><text:span text:style-name="T253"> Armor is </text:span><text:span text:style-name="T350">worn</text:span><text:span text:style-name="T253"> to protect you from </text:span><text:span text:style-name="T314">⌞</text:span><text:span text:style-name="T253">harm⌝. </text:span><text:span text:style-name="T350">Armor has a rating in the range 1-3. </text:span><text:span text:style-name="T351">If it would make sense for your armor to protect you from the kind of harm you’re taking, reduce the harm by the armor’s rating.</text:span></text:p>
      <text:p text:style-name="P40"/>
      <text:p text:style-name="P18"><text:span text:style-name="T386">When determining the rating of armor, look at the </text:span><text:span text:style-name="T387">harm </text:span><text:span text:style-name="T386">scale and decide what </text:span><text:span text:style-name="T388">severity</text:span><text:span text:style-name="T389"> </text:span><text:span text:style-name="T386">of injury the armor would protect you from.</text:span></text:p>
      <text:p text:style-name="P18"><text:span text:style-name="T386"/></text:p>
      <text:p text:style-name="P19"><text:span text:style-name="T104">You die</text:span> ► <text:span text:style-name="T4">You’ve lost your last </text:span><text:span text:style-name="T314">⌞</text:span><text:span text:style-name="T4">health⌝ or a move says </text:span><text:span text:style-name="T128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73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8"><text:span text:style-name="T111">Recuperate health</text:span><text:span text:style-name="T106"> ►</text:span><text:span text:style-name="T150"> </text:span><text:span text:style-name="T151">If you don’t have access to accelerated healing, you can heal naturally by resting and recuperating. It takes 1 month of limited exertion to heal 1 health. </text:span><text:span text:style-name="T154">Any time</text:span><text:span text:style-name="T151"> you engage in </text:span><text:span text:style-name="T155">an</text:span><text:span text:style-name="T151"> activity that would strain or exert the injured part of your body, </text:span><text:span text:style-name="T152">you </text:span><text:span text:style-name="T153">make no </text:span><text:span text:style-name="T152">progress </text:span><text:span text:style-name="T153">healing </text:span><text:span text:style-name="T152">that week</text:span><text:span text:style-name="T151">. If you </text:span><text:span text:style-name="T162">lose health again </text:span><text:span text:style-name="T163">while healing</text:span><text:span text:style-name="T162">, </text:span><text:span text:style-name="T151">start over.</text:span></text:p>
      <text:p text:style-name="P25"><text:span text:style-name="T106"/></text:p>
      <text:p text:style-name="P24"><text:span text:style-name="T106">Earn </text:span><text:span text:style-name="T104">XP</text:span> ►<text:span text:style-name="T4"> </text:span><text:span text:style-name="T26">When you finish a play session</text:span><text:span text:style-name="T425">, </text:span><text:span text:style-name="T426">it’s time to </text:span><text:span text:style-name="T434">decide</text:span><text:span text:style-name="T426"> what ⌞XP⌝ you’ve earned</text:span><text:span text:style-name="T432">. </text:span><text:span text:style-name="T426">Talk as a group about this: maybe they remember something you forgot. </text:span><text:span text:style-name="T427">Ultimately, though, it’s up to you.</text:span></text:p>
      <text:p text:style-name="P55"/>
      <text:p text:style-name="P26"><text:span text:style-name="T427">Y</text:span><text:span text:style-name="T424">ou get 1 XP for each item </text:span><text:span text:style-name="T437">below that</text:span><text:span text:style-name="T424"> you </text:span><text:span text:style-name="T433">(not the GM) </text:span><text:span text:style-name="T424">think is true for this play session. </text:span><text:span text:style-name="T438">Y</text:span><text:span text:style-name="T437">ou can only take </text:span><text:span text:style-name="T438">each item </text:span><text:span text:style-name="T437">once, even if you did the thing multiple times in the session.</text:span></text:p>
      <text:p text:style-name="P56"/>
      <text:list xml:id="list2933924489" text:style-name="L2">
        <text:list-item>
          <text:p text:style-name="P74"><text:span text:style-name="T443">A</text:span><text:span text:style-name="T424">t no point did </text:span><text:span text:style-name="T103">⌞you die⌝</text:span><text:span text:style-name="T164">.</text:span></text:p>
        </text:list-item>
        <text:list-item>
          <text:p text:style-name="P67"><text:span text:style-name="T443">Y</text:span><text:span text:style-name="T424">ou made a particularly badass </text:span><text:span text:style-name="T446">or clutch</text:span><text:span text:style-name="T424"> </text:span><text:span text:style-name="T164">⌞</text:span><text:span text:style-name="T169">story move⌝</text:span><text:span text:style-name="T424"> that </text:span><text:span text:style-name="T431">reinforced your</text:span><text:span text:style-name="T428"> Concept.</text:span></text:p>
        </text:list-item>
        <text:list-item>
          <text:p text:style-name="P68"><text:span text:style-name="T443">Y</text:span><text:span text:style-name="T424">ou </text:span><text:span text:style-name="T430">suffered</text:span><text:span text:style-name="T424"> a particularly painful (or hilarious) blunder </text:span><text:span text:style-name="T435">as a result of</text:span><text:span text:style-name="T424"> </text:span><text:span text:style-name="T429">playing to your Concept—</text:span><text:span text:style-name="T444">this </text:span><text:span text:style-name="T187">doesn’t</text:span><text:span text:style-name="T444"> have to be a </text:span><text:span text:style-name="T462">bad</text:span><text:span text:style-name="T445"> roll.</text:span></text:p>
        </text:list-item>
        <text:list-item>
          <text:p text:style-name="P69"><text:span text:style-name="T443">Y</text:span><text:span text:style-name="T424">ou </text:span><text:span text:style-name="T436">made </text:span><text:span text:style-name="T453">a </text:span><text:span text:style-name="T170">⌞</text:span><text:span text:style-name="T168">story move⌝ </text:span><text:span text:style-name="T436">to pursue</text:span><text:span text:style-name="T424"> </text:span><text:span text:style-name="T439">a </text:span><text:span text:style-name="T424">Drive.</text:span></text:p>
        </text:list-item>
        <text:list-item>
          <text:p text:style-name="P70"><text:span text:style-name="T424">You offer the GM </text:span><text:span text:style-name="T449">honest-</text:span><text:span text:style-name="T448">but-</text:span><text:span text:style-name="T450">g</text:span><text:span text:style-name="T424">entle constructive </text:span><text:span text:style-name="T452">feedback </text:span><text:span text:style-name="T424">when the</text:span><text:span text:style-name="T447">y do </text:span><text:span text:style-name="T451">GM </text:span><text:span text:style-name="T424">XP.</text:span></text:p>
          <text:p text:style-name="P88"><text:span text:style-name="T424"/></text:p>
        </text:list-item>
      </text:list>
      <text:p text:style-name="P23"><text:span text:style-name="T106">Level up</text:span><text:span text:style-name="T463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08">ill </text:span><text:span text:style-name="T209">a </text:span><text:span text:style-name="T192">○ </text:span><text:span text:style-name="T210">in your playbook—</text:span><text:span text:style-name="T211">y</text:span><text:span text:style-name="T212">ou must fulfill all other criteria to buy the item.</text:span><text:span text:style-name="T352"> </text:span><text:span text:style-name="T367">🗣 </text:span><text:span text:style-name="T415">Instead</text:span><text:span text:style-name="T213"> of </text:span><text:span text:style-name="T214">buy</text:span><text:span text:style-name="T215">ing </text:span><text:span text:style-name="T216">a </text:span><text:span text:style-name="T192">○</text:span><text:span text:style-name="T213">, </text:span><text:span text:style-name="T217">the GM </text:span><text:span text:style-name="T416">might let you buy </text:span><text:span text:style-name="T417">or remove a permanent </text:span><text:span text:style-name="T373">⌞</text:span><text:span text:style-name="T417">status⌝</text:span><text:span text:style-name="T418">. </text:span><text:span text:style-name="T419">You </text:span><text:span text:style-name="T420">probably </text:span><text:span text:style-name="T419">can’t </text:span><text:span text:style-name="T420">buy a </text:span><text:span text:style-name="T390">△, </text:span><text:span text:style-name="T391">but you could ask </text:span><text:span text:style-name="T392">anyway.</text:span></text:p>
      <text:p text:style-name="P22"><text:span text:style-name="T3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5T08:24:40.491636939</dc:date>
    <meta:editing-duration>P16DT20H5M57S</meta:editing-duration>
    <meta:editing-cycles>3543</meta:editing-cycles>
    <meta:generator>LibreOffice/6.0.7.3$Linux_X86_64 LibreOffice_project/00m0$Build-3</meta:generator>
    <meta:print-date>2021-12-03T16:35:10.439073049</meta:print-date>
    <meta:document-statistic meta:table-count="0" meta:image-count="0" meta:object-count="0" meta:page-count="2" meta:paragraph-count="82" meta:word-count="1608" meta:character-count="8667" meta:non-whitespace-character-count="7159"/>
  </office:meta>
</office:document-meta>
</file>